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Consolas, Menlo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, 'Lucida Sans Unicode', 'Lucida Sans', Geneva, Verdan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1940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65ef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rsid="00191940" officeooo:paragraph-rsid="00191940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rsid="001965ef" officeooo:paragraph-rsid="001965ef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rsid="001abce3" officeooo:paragraph-rsid="001abce3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rsid="001bb3b2" officeooo:paragraph-rsid="001bb3b2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rsid="001ecef8" officeooo:paragraph-rsid="001ecef8"/>
    </style:style>
    <style:style style:name="T1" style:family="text">
      <style:text-properties fo:font-variant="normal" fo:text-transform="none" fo:color="#18171b" loext:opacity="100%" style:font-name="Lucida Grande" fo:font-size="10.5pt" fo:letter-spacing="normal" fo:font-style="normal" fo:font-weight="normal"/>
    </style:style>
    <style:style style:name="T2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91940"/>
    </style:style>
    <style:style style:name="T3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965ef"/>
    </style:style>
    <style:style style:name="T4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abce3"/>
    </style:style>
    <style:style style:name="T5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bb3b2"/>
    </style:style>
    <style:style style:name="T6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cd61c"/>
    </style:style>
    <style:style style:name="T7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ecef8"/>
    </style:style>
    <style:style style:name="T8" style:family="text">
      <style:text-properties fo:font-variant="normal" fo:text-transform="none" fo:color="#18171b" loext:opacity="100%" style:font-name="Droid Sans Mono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18171b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mandos Básicos y No tan básicos</text:h>
      <text:p text:style-name="P1"><text:span text:style-name="T1">- The </text:span><text:span text:style-name="Source_20_Text"><text:span text:style-name="T8">symfony</text:span></text:span><text:span text:style-name="T9"> </text:span><text:span text:style-name="T1">binary also provides a tool to check if your computer meets all requirements. Open your console terminal and run this command:</text:span></text:p>
      <text:p text:style-name="P2"><text:span text:style-name="T2">$ symfony check:requirements</text:span></text:p>
      <text:p text:style-name="P4"><text:span text:style-name="T1"/></text:p>
      <text:p text:style-name="P4"><text:span text:style-name="T1">- With synfony application:</text:span></text:p>
      <text:p text:style-name="P4"><text:span text:style-name="T1"># Building a traditional web application</text:span></text:p>
      <text:p text:style-name="P2"><text:span text:style-name="T2">$ </text:span><text:span text:style-name="T1">symfony new my_project_name –full</text:span></text:p>
      <text:p text:style-name="P4"><text:span text:style-name="T1"># Building a microservice, console application or API</text:span></text:p>
      <text:p text:style-name="P2"><text:span text:style-name="T2">$ </text:span><text:span text:style-name="T1">symfony new my_project_name</text:span></text:p>
      <text:p text:style-name="P5"><text:span text:style-name="T1"># For install specific version:</text:span></text:p>
      <text:p text:style-name="P5"><text:span text:style-name="T1"># <text:s/>--version=lts</text:span></text:p>
      <text:p text:style-name="P5"><text:span text:style-name="T1"># <text:s/>--version=next</text:span></text:p>
      <text:p text:style-name="P5"><text:span text:style-name="T1"># <text:s/>--version=4.4</text:span></text:p>
      <text:p text:style-name="P4"><text:span text:style-name="T1"/></text:p>
      <text:p text:style-name="P4"><text:span text:style-name="T1">- Via Composer:</text:span></text:p>
      <text:p text:style-name="P4"><text:span text:style-name="T1"># Building a traditional web application</text:span></text:p>
      <text:p text:style-name="P2"><text:span text:style-name="T2">$ composer create-project symfony/website-skeleton my_project_name</text:span></text:p>
      <text:p text:style-name="P4"><text:span text:style-name="T1"># Building a microservice, console application or API</text:span></text:p>
      <text:p text:style-name="P2"><text:span text:style-name="T2">$ composer create-project symfony/skeleton my_project_name</text:span></text:p>
      <text:p text:style-name="P5"><text:span text:style-name="T2"># For install specific version:</text:span></text:p>
      <text:p text:style-name="P3"><text:span text:style-name="T2">$ composer create-project symfony/skeleton:”</text:span><text:span text:style-name="T3">^4.4”</text:span><text:span text:style-name="T2"> my_project_name</text:span></text:p>
      <text:p text:style-name="P2"><text:span text:style-name="T2"/></text:p>
      <text:p text:style-name="P2"><text:span text:style-name="T2">- Command who displays information about the project:</text:span></text:p>
      <text:p text:style-name="P2"><text:span text:style-name="T2">$ php bin/console about</text:span></text:p>
      <text:p text:style-name="P4"><text:span text:style-name="T2"/></text:p>
      <text:p text:style-name="P4"><text:span text:style-name="T1">- Command to start development webserver:</text:span></text:p>
      <text:p text:style-name="P2"><text:span text:style-name="T2">$ </text:span><text:span text:style-name="T1">symfony server:start</text:span></text:p>
      <text:p text:style-name="P4"><text:span text:style-name="T1"/></text:p>
      <text:p text:style-name="P4"><text:span text:style-name="T1">- </text:span><text:span text:style-name="T3">Command for check “Scurity Vulnerabilities”:</text:span></text:p>
      <text:p text:style-name="P3"><text:span text:style-name="T3">$ symfony check:security</text:span></text:p>
      <text:p text:style-name="P5"><text:span text:style-name="T3"/></text:p>
      <text:p text:style-name="P5"><text:span text:style-name="T1">- </text:span><text:span text:style-name="T4">Create database on Dbserver with a existent user with needed permissions:</text:span></text:p>
      <text:p text:style-name="P6"><text:span text:style-name="T1">$ php bin/console doctrine:database:create</text:span></text:p>
      <text:p text:style-name="P6"><text:soft-page-break/><text:span text:style-name="T1">- </text:span><text:span text:style-name="T5">Create new “Table” with her “rows” and “parameters for this rows” automaticaly and interactive:</text:span></text:p>
      <text:p text:style-name="P7"><text:span text:style-name="T1">$ php bin/console make:entity</text:span></text:p>
      <text:p text:style-name="P7"><text:span text:style-name="T1"/></text:p>
      <text:p text:style-name="P7"><text:span text:style-name="T1">- </text:span><text:span text:style-name="T7">For create “User” table, with all components for automatic and correct autentification on “web app”, its best use this interactive command (and later modify file “src/Entity/User.php”, for add all u need extra):</text:span></text:p>
      <text:p text:style-name="P8"><text:span text:style-name="T7">$ php bin/console make:user</text:span></text:p>
      <text:p text:style-name="P7"><text:span text:style-name="T1"/></text:p>
      <text:p text:style-name="P7"><text:span text:style-name="T1">- Upload changes of new Schema of Database Tables and Rows to DBserver </text:span><text:span text:style-name="T6">(WITHOUT ERASE database content)</text:span><text:span text:style-name="T1">:</text:span></text:p>
      <text:p text:style-name="P7"><text:span text:style-name="T1">$ php bin/console doctrine:schema:update –force</text:span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Consolas, Menlo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, 'Lucida Sans Unicode', 'Lucida Sans', Geneva, Verdan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an Salmoral Parramon</meta:initial-creator>
    <meta:creation-date>2021-10-08T11:27:26.420441313</meta:creation-date>
    <dc:date>2021-10-08T15:00:59.751976762</dc:date>
    <dc:creator>Joan Salmoral Parramon</dc:creator>
    <meta:editing-duration>PT52M11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2" meta:paragraph-count="33" meta:word-count="235" meta:character-count="1636" meta:non-whitespace-character-count="1434"/>
  </office:meta>
</office:document-meta>
</file>